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833c6"/>
    </style:style>
    <style:style style:name="P2" style:family="paragraph" style:parent-style-name="Preformatted_20_Text">
      <style:paragraph-properties fo:orphans="1" style:writing-mode="lr-tb"/>
      <style:text-properties officeooo:paragraph-rsid="001833c6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833c6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833c6"/>
    </style:style>
    <style:style style:name="P5" style:family="paragraph" style:parent-style-name="Preformatted_20_Text">
      <style:paragraph-properties fo:orphans="1"/>
      <style:text-properties officeooo:paragraph-rsid="001833c6"/>
    </style:style>
    <style:style style:name="P6" style:family="paragraph" style:parent-style-name="Text_20_body">
      <style:paragraph-properties fo:orphans="1"/>
      <style:text-properties officeooo:paragraph-rsid="001833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numpy as np</text:span></text:p>
      <text:p text:style-name="P2"/>
      <text:p text:style-name="P2"><text:span text:style-name="Source_20_Text"># Step 2: Simulating Hodge Structures as Modular Energy Distributions</text:span></text:p>
      <text:p text:style-name="P2"/>
      <text:p text:style-name="P2"><text:span text:style-name="Source_20_Text"># Define a function to simulate structured Hodge cycles in a projective space</text:span></text:p>
      <text:p text:style-name="P2"><text:span text:style-name="Source_20_Text">def hodge_structure(x, y, z, a=1, b=1, c=1):</text:span></text:p>
      <text:p text:style-name="P2"><text:span text:style-name="Source_20_Text"><text:s text:c="4"/>"""Models Hodge classes as structured modular formations in a projective manifold."""</text:span></text:p>
      <text:p text:style-name="P2"><text:span text:style-name="Source_20_Text"><text:s text:c="4"/>return a * np.cos(x) + b * np.sin(y) + c * np.exp(-z**2)</text:span></text:p>
      <text:p text:style-name="P2"/>
      <text:p text:style-name="P2"><text:span text:style-name="Source_20_Text"># Generate grid for visualization in 3D projective space</text:span></text:p>
      <text:p text:style-name="P2"><text:span text:style-name="Source_20_Text">x_vals_hodge = np.linspace(-2, 2, 100)</text:span></text:p>
      <text:p text:style-name="P2"><text:span text:style-name="Source_20_Text">y_vals_hodge = np.linspace(-2, 2, 100)</text:span></text:p>
      <text:p text:style-name="P2"><text:span text:style-name="Source_20_Text">z_vals_hodge = np.linspace(-2, 2, 100)</text:span></text:p>
      <text:p text:style-name="P2"><text:span text:style-name="Source_20_Text">X_hodge, Y_hodge, Z_hodge = np.meshgrid(x_vals_hodge, y_vals_hodge, z_vals_hodge)</text:span></text:p>
      <text:p text:style-name="P2"><text:span text:style-name="Source_20_Text">Hodge_field = hodge_structure(X_hodge, Y_hodge, Z_hodge)</text:span></text:p>
      <text:p text:style-name="P2"/>
      <text:p text:style-name="P2"><text:span text:style-name="Source_20_Text"># Compute energy density distribution across the projective manifold</text:span></text:p>
      <text:p text:style-name="P2"><text:span text:style-name="Source_20_Text">hodge_energy_density = np.abs(Hodge_field)</text:span></text:p>
      <text:p text:style-name="P2"/>
      <text:p text:style-name="P2"><text:span text:style-name="Source_20_Text"># Return the computed modular structure to analyze Hodge cycles</text:span></text:p>
      <text:p text:style-name="P3"><text:span text:style-name="Source_20_Text">hodge_energy_density</text:span></text:p>
      <text:p text:style-name="P6">Result</text:p>
      <text:p text:style-name="P5">array([[[1.30712862, 1.30395101, 1.30030433, ..., 1.30030433,</text:p>
      <text:p text:style-name="P5"><text:s text:c="9"/>1.30395101, 1.30712862],</text:p>
      <text:p text:style-name="P5"><text:s text:c="8"/>[1.2700597 , 1.26688209, 1.2632354 , ..., 1.2632354 ,</text:p>
      <text:p text:style-name="P5"><text:s text:c="9"/>1.26688209, 1.2700597 ],</text:p>
      <text:p text:style-name="P5"><text:s text:c="8"/>[1.23237202, 1.22919441, 1.22554772, ..., 1.22554772,</text:p>
      <text:p text:style-name="P5"><text:s text:c="9"/>1.22919441, 1.23237202],</text:p>
      <text:p text:style-name="P5"><text:s text:c="8"/>...,</text:p>
      <text:p text:style-name="P5"><text:s text:c="8"/>[1.23237202, 1.22919441, 1.22554772, ..., 1.22554772,</text:p>
      <text:p text:style-name="P5"><text:s text:c="9"/>1.22919441, 1.23237202],</text:p>
      <text:p text:style-name="P5"><text:s text:c="8"/>[1.2700597 , 1.26688209, 1.2632354 , ..., 1.2632354 ,</text:p>
      <text:p text:style-name="P5"><text:s text:c="9"/>1.26688209, 1.2700597 ],</text:p>
      <text:p text:style-name="P5"><text:s text:c="8"/>[1.30712862, 1.30395101, 1.30030433, ..., 1.30030433,</text:p>
      <text:p text:style-name="P5"><text:s text:c="9"/>1.30395101, 1.30712862]],</text:p>
      <text:p text:style-name="P5"/>
      <text:p text:style-name="P5"><text:s text:c="7"/>[[1.32319596, 1.32001835, 1.31637166, ..., 1.31637166,</text:p>
      <text:p text:style-name="P5"><text:s text:c="9"/>1.32001835, 1.32319596],</text:p>
      <text:p text:style-name="P5"><text:s text:c="8"/>[1.28612703, 1.28294942, 1.27930273, ..., 1.27930273,</text:p>
      <text:p text:style-name="P5"><text:s text:c="9"/>1.28294942, 1.28612703],</text:p>
      <text:p text:style-name="P5"><text:s text:c="8"/>[1.24843935, 1.24526174, 1.24161505, ..., 1.24161505,</text:p>
      <text:p text:style-name="P5"><text:s text:c="9"/>1.24526174, 1.24843935],</text:p>
      <text:p text:style-name="P5"><text:s text:c="8"/>...,</text:p>
      <text:p text:style-name="P5"><text:s text:c="8"/>[1.24843935, 1.24526174, 1.24161505, ..., 1.24161505,</text:p>
      <text:p text:style-name="P5"><text:s text:c="9"/>1.24526174, 1.24843935],</text:p>
      <text:p text:style-name="P5"><text:s text:c="8"/>[1.28612703, 1.28294942, 1.27930273, ..., 1.27930273,</text:p>
      <text:p text:style-name="P5"><text:s text:c="9"/>1.28294942, 1.28612703],</text:p>
      <text:p text:style-name="P5"><text:s text:c="8"/>[1.32319596, 1.32001835, 1.31637166, ..., 1.31637166,</text:p>
      <text:p text:style-name="P5"><text:s text:c="9"/>1.32001835, 1.32319596]],</text:p>
      <text:p text:style-name="P5"/>
      <text:p text:style-name="P5"><text:s text:c="7"/>[[1.33775285, 1.33457524, 1.33092855, ..., 1.33092855,</text:p>
      <text:p text:style-name="P5"><text:s text:c="9"/>1.33457524, 1.33775285],</text:p>
      <text:p text:style-name="P5"><text:s text:c="8"/>[1.30068392, 1.29750631, 1.29385963, ..., 1.29385963,</text:p>
      <text:p text:style-name="P5"><text:s text:c="9"/>1.29750631, 1.30068392],</text:p>
      <text:p text:style-name="P5"><text:s text:c="8"/>[1.26299624, 1.25981863, 1.25617195, ..., 1.25617195,</text:p>
      <text:p text:style-name="P5"><text:s text:c="9"/>1.25981863, 1.26299624],</text:p>
      <text:p text:style-name="P5"><text:soft-page-break/><text:s text:c="8"/>...,</text:p>
      <text:p text:style-name="P5"><text:s text:c="8"/>[1.26299624, 1.25981863, 1.25617195, ..., 1.25617195,</text:p>
      <text:p text:style-name="P5"><text:s text:c="9"/>1.25981863, 1.26299624],</text:p>
      <text:p text:style-name="P5"><text:s text:c="8"/>[1.30068392, 1.29750631, 1.29385963, ..., 1.29385963,</text:p>
      <text:p text:style-name="P5"><text:s text:c="9"/>1.29750631, 1.30068392],</text:p>
      <text:p text:style-name="P5"><text:s text:c="8"/>[1.33775285, 1.33457524, 1.33092855, ..., 1.33092855,</text:p>
      <text:p text:style-name="P5"><text:s text:c="9"/>1.33457524, 1.33775285]],</text:p>
      <text:p text:style-name="P5"/>
      <text:p text:style-name="P5"><text:s text:c="7"/>...,</text:p>
      <text:p text:style-name="P5"/>
      <text:p text:style-name="P5"><text:s text:c="7"/>[[0.54209045, 0.54526807, 0.54891475, ..., 0.54891475,</text:p>
      <text:p text:style-name="P5"><text:s text:c="9"/>0.54526807, 0.54209045],</text:p>
      <text:p text:style-name="P5"><text:s text:c="8"/>[0.57915938, 0.58233699, 0.58598368, ..., 0.58598368,</text:p>
      <text:p text:style-name="P5"><text:s text:c="9"/>0.58233699, 0.57915938],</text:p>
      <text:p text:style-name="P5"><text:s text:c="8"/>[0.61684706, 0.62002467, 0.62367136, ..., 0.62367136,</text:p>
      <text:p text:style-name="P5"><text:s text:c="9"/>0.62002467, 0.61684706],</text:p>
      <text:p text:style-name="P5"><text:s text:c="8"/>...,</text:p>
      <text:p text:style-name="P5"><text:s text:c="8"/>[0.61684706, 0.62002467, 0.62367136, ..., 0.62367136,</text:p>
      <text:p text:style-name="P5"><text:s text:c="9"/>0.62002467, 0.61684706],</text:p>
      <text:p text:style-name="P5"><text:s text:c="8"/>[0.57915938, 0.58233699, 0.58598368, ..., 0.58598368,</text:p>
      <text:p text:style-name="P5"><text:s text:c="9"/>0.58233699, 0.57915938],</text:p>
      <text:p text:style-name="P5"><text:s text:c="8"/>[0.54209045, 0.54526807, 0.54891475, ..., 0.54891475,</text:p>
      <text:p text:style-name="P5"><text:s text:c="9"/>0.54526807, 0.54209045]],</text:p>
      <text:p text:style-name="P5"/>
      <text:p text:style-name="P5"><text:s text:c="7"/>[[0.52753356, 0.53071117, 0.53435786, ..., 0.53435786,</text:p>
      <text:p text:style-name="P5"><text:s text:c="9"/>0.53071117, 0.52753356],</text:p>
      <text:p text:style-name="P5"><text:s text:c="8"/>[0.56460249, 0.5677801 , 0.57142678, ..., 0.57142678,</text:p>
      <text:p text:style-name="P5"><text:s text:c="9"/>0.5677801 , 0.56460249],</text:p>
      <text:p text:style-name="P5"><text:s text:c="8"/>[0.60229017, 0.60546778, 0.60911447, ..., 0.60911447,</text:p>
      <text:p text:style-name="P5"><text:s text:c="9"/>0.60546778, 0.60229017],</text:p>
      <text:p text:style-name="P5"><text:s text:c="8"/>...,</text:p>
      <text:p text:style-name="P5"><text:s text:c="8"/>[0.60229017, 0.60546778, 0.60911447, ..., 0.60911447,</text:p>
      <text:p text:style-name="P5"><text:s text:c="9"/>0.60546778, 0.60229017],</text:p>
      <text:p text:style-name="P5"><text:s text:c="8"/>[0.56460249, 0.5677801 , 0.57142678, ..., 0.57142678,</text:p>
      <text:p text:style-name="P5"><text:s text:c="9"/>0.5677801 , 0.56460249],</text:p>
      <text:p text:style-name="P5"><text:s text:c="8"/>[0.52753356, 0.53071117, 0.53435786, ..., 0.53435786,</text:p>
      <text:p text:style-name="P5"><text:s text:c="9"/>0.53071117, 0.52753356]],</text:p>
      <text:p text:style-name="P5"/>
      <text:p text:style-name="P5"><text:s text:c="7"/>[[0.51146623, 0.51464384, 0.51829053, ..., 0.51829053,</text:p>
      <text:p text:style-name="P5"><text:s text:c="9"/>0.51464384, 0.51146623],</text:p>
      <text:p text:style-name="P5"><text:s text:c="8"/>[0.54853515, 0.55171277, 0.55535945, ..., 0.55535945,</text:p>
      <text:p text:style-name="P5"><text:s text:c="9"/>0.55171277, 0.54853515],</text:p>
      <text:p text:style-name="P5"><text:s text:c="8"/>[0.58622284, 0.58940045, 0.59304713, ..., 0.59304713,</text:p>
      <text:p text:style-name="P5"><text:s text:c="9"/>0.58940045, 0.58622284],</text:p>
      <text:p text:style-name="P5"><text:s text:c="8"/>...,</text:p>
      <text:p text:style-name="P5"><text:s text:c="8"/>[0.58622284, 0.58940045, 0.59304713, ..., 0.59304713,</text:p>
      <text:p text:style-name="P5"><text:s text:c="9"/>0.58940045, 0.58622284],</text:p>
      <text:p text:style-name="P5"><text:s text:c="8"/>[0.54853515, 0.55171277, 0.55535945, ..., 0.55535945,</text:p>
      <text:p text:style-name="P5"><text:s text:c="9"/>0.55171277, 0.54853515],</text:p>
      <text:p text:style-name="P5"><text:s text:c="8"/>[0.51146623, 0.51464384, 0.51829053, ..., 0.51829053,</text:p>
      <text:p text:style-name="P4"><text:s text:c="9"/>0.51464384, 0.51146623]]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31:35.375495746</meta:creation-date>
    <dc:date>2025-02-09T12:32:28.900110243</dc:date>
    <meta:editing-duration>PT54S</meta:editing-duration>
    <meta:editing-cycles>1</meta:editing-cycles>
    <meta:document-statistic meta:table-count="0" meta:image-count="0" meta:object-count="0" meta:page-count="2" meta:paragraph-count="96" meta:word-count="388" meta:character-count="4337" meta:non-whitespace-character-count="3383"/>
    <meta:generator>LibreOffice/24.2.7.2$Linux_X86_64 LibreOffice_project/420$Build-2</meta:generator>
  </office:meta>
</office:document-meta>
</file>